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fo:background-color="#ff3838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37">
      <style:table-cell-properties fo:background-color="#3faf4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77bc65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faf46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3838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3faf46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number-columns-repeated="59" table:default-cell-style-name="ce6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BOOK</text:p>
          </table:table-cell>
          <table:table-cell table:style-name="ce7" office:value-type="string" calcext:value-type="string">
            <text:p>SECTIONS</text:p>
          </table:table-cell>
          <table:table-cell table:style-name="ce7" office:value-type="string" calcext:value-type="string">
            <text:p>TOPIC</text:p>
          </table:table-cell>
          <table:table-cell table:style-name="ce7" table:number-columns-repeated="1019"/>
        </table:table-row>
        <table:table-row table:style-name="ro1">
          <table:table-cell table:style-name="ce2" office:value-type="date" office:date-value="2020-08-24" calcext:value-type="date">
            <text:p>08/24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nstantaneous Rates of Change: The Derivativ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8-26" calcext:value-type="date">
            <text:p>08/26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nterpretations of the Derivativ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8-28" calcext:value-type="date">
            <text:p>08/28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2.1-2.2</text:p>
          </table:table-cell>
          <table:table-cell office:value-type="string" calcext:value-type="string">
            <text:p>Linear Functions and Graph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8-31" calcext:value-type="date">
            <text:p>08/31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3.1-3.2</text:p>
          </table:table-cell>
          <table:table-cell office:value-type="string" calcext:value-type="string">
            <text:p>Power, Polynomial, and Quadratic Function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02" calcext:value-type="date">
            <text:p>09/02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n Introduction to Limit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04" calcext:value-type="date">
            <text:p>09/04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inding Limits Analytically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09-07" calcext:value-type="date">
            <text:p>09/07/20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Labor Day</text:p>
          </table:table-cell>
          <table:table-cell table:style-name="ce8"/>
          <table:table-cell table:style-name="ce15"/>
          <table:table-cell table:style-name="ce12" table:number-columns-repeated="59"/>
          <table:table-cell table:number-columns-repeated="960"/>
        </table:table-row>
        <table:table-row table:style-name="ro1">
          <table:table-cell table:style-name="ce2" office:value-type="date" office:date-value="2020-09-09" calcext:value-type="date">
            <text:p>09/09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One-sided Limit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1" calcext:value-type="date">
            <text:p>09/11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ntinuity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0-09-14" calcext:value-type="date">
            <text:p>09/14/20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Limits Involving Infinity</text:p>
          </table:table-cell>
          <table:table-cell table:style-name="ce12" table:number-columns-repeated="59"/>
          <table:table-cell table:style-name="ce36" table:number-columns-repeated="960"/>
        </table:table-row>
        <table:table-row table:style-name="ro1">
          <table:table-cell table:style-name="ce2" office:value-type="date" office:date-value="2020-09-16" calcext:value-type="date">
            <text:p>09/16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nstantaneous Rates of Change: The Derivativ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8" calcext:value-type="date">
            <text:p>09/18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asic Differentiation Rule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1" calcext:value-type="date">
            <text:p>09/21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roduct and Quotient Rule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3" calcext:value-type="date">
            <text:p>09/23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.4-1.5</text:p>
          </table:table-cell>
          <table:table-cell office:value-type="string" calcext:value-type="string">
            <text:p>Combinations and Transformations of Function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09/25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he Chain Rule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9-26" calcext:value-type="date">
            <text:p>09/26/20</text:p>
          </table:table-cell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16" office:value-type="string" calcext:value-type="string">
            <text:p>EXAM 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8" calcext:value-type="date">
            <text:p>09/28/20</text:p>
          </table:table-cell>
          <table:table-cell office:value-type="string" calcext:value-type="string">
            <text:p>M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office:value-type="date" office:date-value="2020-09-30" calcext:value-type="date">
            <text:p>09/30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plicit Differentiation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02" calcext:value-type="date">
            <text:p>10/02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3.3,3.7</text:p>
          </table:table-cell>
          <table:table-cell office:value-type="string" calcext:value-type="string">
            <text:p>Polynomial and Rational Functions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0-10-05" calcext:value-type="date">
            <text:p>10/05/20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xtreme Values</text:p>
          </table:table-cell>
          <table:table-cell table:style-name="ce12" table:number-columns-repeated="59"/>
          <table:table-cell table:style-name="ce36" table:number-columns-repeated="960"/>
        </table:table-row>
        <table:table-row table:style-name="ro1">
          <table:table-cell table:style-name="ce2" office:value-type="date" office:date-value="2020-10-07" calcext:value-type="date">
            <text:p>10/07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he Mean Value Theorem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09" calcext:value-type="date">
            <text:p>10/09/20</text:p>
          </table:table-cell>
          <table:table-cell office:value-type="string" calcext:value-type="string">
            <text:p>F</text:p>
          </table:table-cell>
          <table:table-cell table:style-name="ce12" office:value-type="string" calcext:value-type="string">
            <text:p>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creasing and Decreasing Function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12" calcext:value-type="date">
            <text:p>10/12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oncavity and the Second Derivativ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14" calcext:value-type="date">
            <text:p>10/14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.1-1.2</text:p>
          </table:table-cell>
          <table:table-cell office:value-type="string" calcext:value-type="string">
            <text:p>Functions, Notation, Domain, and Rang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16" calcext:value-type="date">
            <text:p>10/16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ve Sketching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19" calcext:value-type="date">
            <text:p>10/19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ifferential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1" calcext:value-type="date">
            <text:p>10/21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ntiderivatives and Indefinite Integral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3" calcext:value-type="date">
            <text:p>10/23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he Definite Integral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6" calcext:value-type="date">
            <text:p>10/26/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Riemann Sum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8" calcext:value-type="date">
            <text:p>10/28/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he Fundamental Theorem of Calculu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30" calcext:value-type="date">
            <text:p>10/30/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ubstitution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10-31" calcext:value-type="date">
            <text:p>10/31/20</text:p>
          </table:table-cell>
          <table:table-cell table:style-name="ce9" office:value-type="string" calcext:value-type="string">
            <text:p>M</text:p>
          </table:table-cell>
          <table:table-cell table:style-name="ce11" table:number-columns-repeated="2"/>
          <table:table-cell table:style-name="ce11" office:value-type="string" calcext:value-type="string">
            <text:p>EXAM 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2" calcext:value-type="date">
            <text:p>11/02/20</text:p>
          </table:table-cell>
          <table:table-cell office:value-type="string" calcext:value-type="string">
            <text:p>M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office:value-type="date" office:date-value="2020-11-04" calcext:value-type="date">
            <text:p>11/04/20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06" calcext:value-type="date">
            <text:p>11/06/20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09" calcext:value-type="date">
            <text:p>11/09/20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11" calcext:value-type="date">
            <text:p>11/11/20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13" calcext:value-type="date">
            <text:p>11/13/20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16" calcext:value-type="date">
            <text:p>11/16/20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18" calcext:value-type="date">
            <text:p>11/18/20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20" calcext:value-type="date">
            <text:p>11/20/20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11-23" calcext:value-type="date">
            <text:p>11/23/20</text:p>
          </table:table-cell>
          <table:table-cell office:value-type="string" calcext:value-type="string">
            <text:p>M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 office:value-type="date" office:date-value="2020-12-03" calcext:value-type="date">
            <text:p>12/03/2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2"/>
          <table:table-cell table:style-name="ce17" office:value-type="string" calcext:value-type="string">
            <text:p>FINAL (7-9pm)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2:28:38.622645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2:19:17.035052524</meta:creation-date>
    <meta:generator>LibreOffice/6.4.4.2$Linux_X86_64 LibreOffice_project/40$Build-2</meta:generator>
    <dc:date>2020-08-17T15:49:49.265407460</dc:date>
    <meta:editing-duration>P1DT1H50S</meta:editing-duration>
    <meta:editing-cycles>9</meta:editing-cycles>
    <meta:document-statistic meta:table-count="1" meta:cell-count="179" meta:object-count="0"/>
  </office:meta>
</office:document-meta>
</file>